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Verdana" fo:font-size="9pt" style:font-size-asian="9pt" style:font-size-complex="9pt"/>
    </style:style>
    <style:style style:name="P2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Verdana" fo:font-size="9pt" fo:font-weight="bold" style:font-size-asian="9pt" style:font-size-complex="9pt"/>
    </style:style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Verdana" fo:font-size="7pt" style:font-size-asian="7pt" style:font-size-complex="7pt"/>
    </style:style>
    <style:style style:name="P4" style:family="paragraph" style:parent-style-name="Standard">
      <style:text-properties style:font-name="Verdana" fo:font-size="9pt" style:font-size-asian="9pt" style:font-size-complex="9pt"/>
    </style:style>
    <style:style style:name="P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Verdana"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/Ztautau/Spring10-START3X_V26_S09-v1/GEN-SIM-RECO</text:p>
      <text:p text:style-name="P1"/>
      <text:p text:style-name="P1"/>
      <text:p text:style-name="P1">Pas pft 08-001</text:p>
      <text:p text:style-name="P1">pas pft 10-004</text:p>
      <text:p text:style-name="P1"/>
      <text:p text:style-name="P1"/>
      <text:p text:style-name="P1"/>
      <text:p text:style-name="P1"/>
      <text:p text:style-name="P1"/>
      <text:p text:style-name="P1"/>
      <text:p text:style-name="P1">&gt; <text:s text:c="3"/>Domanda: che cos'e' un PFTau ? E' un tau-jet ? <text:s text:c="75"/></text:p>
      <text:p text:style-name="P1"><text:s text:c="127"/></text:p>
      <text:p text:style-name="P1">si <text:s text:c="124"/></text:p>
      <text:p text:style-name="P1"><text:s text:c="127"/></text:p>
      <text:p text:style-name="P1">&gt; Se si, perche' la variabile nPFTau ha Mean = 18 ? <text:s text:c="75"/></text:p>
      <text:p text:style-name="P1"><text:s text:c="127"/></text:p>
      <text:p text:style-name="P1">perche' ne trova tanti. in particolare trova tanta merda <text:s text:c="70"/></text:p>
      <text:p text:style-name="P1"><text:s text:c="127"/></text:p>
      <text:p text:style-name="P1">&gt; Vuol dire che in un evento ci sono in media 18 jet ricostruiti <text:s text:c="62"/></text:p>
      <text:p text:style-name="P1">&gt; da tau ? Oddio, e quanti QCD jets ci sono ? <text:s text:c="81"/></text:p>
      <text:p text:style-name="P1">&gt; <text:s text:c="125"/></text:p>
      <text:p text:style-name="P1"><text:s text:c="127"/></text:p>
      <text:p text:style-name="P1">molti meno, se chiedi un pT decente. Ma in generale tanti <text:s text:c="69"/></text:p>
      <text:p text:style-name="P1">Nell'ntupla hai il numero di jet <text:s text:c="94"/></text:p>
      <text:p text:style-name="P1"><text:s text:c="127"/></text:p>
      <text:p text:style-name="P1"><text:s text:c="127"/></text:p>
      <text:p text:style-name="P1">&gt; Vabbe', sto aggiungendo qualche variabile al codice: <text:s text:c="72"/></text:p>
      <text:p text:style-name="P1">&gt; quando ci vediamo ? <text:s text:c="105"/></text:p>
      <text:p text:style-name="P1"><text:s text:c="127"/></text:p>
      <text:p text:style-name="P1">Domani dopo il meeting delle 10.00 (se c'e') o alle 10 </text:p>
      <text:p text:style-name="P1"/>
      <text:p text:style-name="P1"/>
      <text:p text:style-name="P1"/>
      <text:p text:style-name="P1"/>
      <text:p text:style-name="P1"><text:s/>Domanda: che cos'e' un PFTau ? E' un tau-jet ? <text:s text:c="76"/></text:p>
      <text:p text:style-name="P1">Se si, perche' la variabile nPFTau ha Mean = 18 ? <text:s text:c="77"/></text:p>
      <text:p text:style-name="P1">Vuol dire che in un evento ci sono in media 18 jet ricostruiti <text:s text:c="64"/></text:p>
      <text:p text:style-name="P1">da tau ? Oddio, e quanti QCD jets ci sono ? <text:s text:c="83"/></text:p>
      <text:p text:style-name="P1"><text:s text:c="127"/></text:p>
      <text:p text:style-name="P1">Vabbe', sto aggiungendo qualche variabile al codice: <text:s text:c="74"/></text:p>
      <text:p text:style-name="P1">quando ci vediamo ? <text:s text:c="107"/></text:p>
      <text:p text:style-name="P1"><text:s text:c="127"/></text:p>
      <text:p text:style-name="P1"><text:s text:c="4"/>Emmanuele</text:p>
      <text:p text:style-name="P1"/>
      <text:p text:style-name="P1"/>
      <text:p text:style-name="P1"/>
      <text:p text:style-name="P1"/>
      <text:p text:style-name="P1">Immagino questi: <text:s text:c="121"/></text:p>
      <text:p text:style-name="P1"><text:s text:c="138"/></text:p>
      <text:p text:style-name="P3"><text:soft-page-break/>reco::PFTauDiscriminator <text:s text:c="9"/>"shrinkingConePFTauDiscriminationByTaNCfrHalfPercent" <text:s text:c="3"/>"" <text:s text:c="11"/>"RECO." <text:s text:c="25"/></text:p>
      <text:p text:style-name="P3">reco::PFTauDiscriminator <text:s text:c="9"/>"shrinkingConePFTauDiscriminationByTaNCfrOnePercent" <text:s text:c="3"/>"" <text:s text:c="11"/>"RECO." <text:s text:c="26"/></text:p>
      <text:p text:style-name="P3">reco::PFTauDiscriminator <text:s text:c="9"/>"shrinkingConePFTauDiscriminationByTaNCfrQuarterPercent" <text:s text:c="3"/>"" <text:s text:c="11"/>"RECO." <text:s text:c="22"/></text:p>
      <text:p text:style-name="P1"><text:span text:style-name="T1">reco::PFTauDiscriminator <text:s text:c="9"/>"shrinkingConePFTauDiscriminationByTaNCfrTenthPercent" <text:s text:c="3"/>"" <text:s text:c="11"/>"RECO." <text:s text:c="2"/></text:span><text:s text:c="22"/></text:p>
      <text:p text:style-name="P1"><text:s text:c="12"/></text:p>
      <text:p text:style-name="P1">e questi <text:s text:c="129"/></text:p>
      <text:p text:style-name="P1"><text:s text:c="138"/></text:p>
      <text:p text:style-name="P1">recoPFTauDiscriminator_hpsPFTauDiscriminationByDecayModeFinding__RECO. 176.21 15.6761 <text:s text:c="52"/></text:p>
      <text:p text:style-name="P1">recoPFTauDiscriminator_hpsPFTauDiscriminationByMediumIsolation__RECO. 176.197 14.9572 <text:s text:c="52"/></text:p>
      <text:p text:style-name="P1">recoPFTauDiscriminator_hpsPFTauDiscriminationByLooseIsolation__RECO. 176.185 14.9167 <text:s text:c="53"/></text:p>
      <text:p text:style-name="P1">recoPFTauDiscriminator_hpsPFTauDiscriminationByTightIsolation__RECO. 176.185 14.8507 <text:s text:c="53"/></text:p>
      <text:p text:style-name="P1">recoPFTauDiscriminator_hpsPFTauDiscriminationAgainstElectron__RECO. 176.173 15.7251 <text:s text:c="54"/></text:p>
      <text:p text:style-name="P1">recoPFTauDiscriminator_hpsPFTauDiscriminationAgainstMuon__RECO. 176.123 14.6351 <text:s text:c="58"/></text:p>
      <text:p text:style-name="P1"><text:s text:c="138"/></text:p>
      <text:p text:style-name="P1"><text:s text:c="138"/></text:p>
      <text:p text:style-name="P1"><text:s text:c="43"/></text:p>
      <text:p text:style-name="P1"><text:s text:c="126"/></text:p>
      <text:p text:style-name="P1"><text:s text:c="4"/>Emmanuele <text:s text:c="124"/></text:p>
      <text:p text:style-name="P1"><text:s text:c="14"/></text:p>
      <text:p text:style-name="P1"/>
      <text:p text:style-name="P1"/>
      <text:p text:style-name="P1"/>
      <text:p text:style-name="P1"/>
      <text:p text:style-name="P1">Studiamo le note dei tau <text:s text:c="113"/></text:p>
      <text:p text:style-name="P1">Gennai mi ha detto che i due selettori da usare sono HPC e Tank (vado a memoria e non so neanche se si scrive cos?) <text:s text:c="22"/></text:p>
      <text:p text:style-name="P1"><text:s text:c="138"/></text:p>
      <text:p text:style-name="P1">Maurizio</text:p>
      <text:p text:style-name="P1"/>
      <text:p text:style-name="P1"/>
      <text:p text:style-name="P1"/>
      <text:p text:style-name="P1"/>
      <text:p text:style-name="P1"/>
      <text:p text:style-name="P1">Ciao, <text:s text:c="132"/></text:p>
      <text:p text:style-name="P1"><text:s text:c="138"/></text:p>
      <text:p text:style-name="P1"><text:s text:c="4"/>Domani ci sono tutto il giorno, fatemi sapere voi. <text:s text:c="83"/></text:p>
      <text:p text:style-name="P1"><text:s text:c="138"/></text:p>
      <text:p text:style-name="P1">Il codice e' questo: <text:s text:c="117"/></text:p>
      <text:p text:style-name="P1"><text:s text:c="138"/></text:p>
      <text:p text:style-name="P1">main cfg file: <text:s text:c="123"/></text:p>
      <text:p text:style-name="P1">~salvati/work/CMSSW_3_5_8/src/HiggsAnalysis/HiggsToWW2e/test/python/VecBosAnalysis_MC_cfg.py <text:s text:c="45"/></text:p>
      <text:p text:style-name="P1"><text:s text:c="138"/></text:p>
      <text:p text:style-name="P1">cfg file per le varie flag: <text:s text:c="110"/></text:p>
      <text:p text:style-name="P1">~salvati/work/CMSSW_3_5_8/src/HiggsAnalysis/HiggsToWW2e/python/treeDumper_cfi.py <text:s text:c="57"/></text:p>
      <text:p text:style-name="P1"><text:s text:c="138"/></text:p>
      <text:p text:style-name="P1">che prende le variabili da qui: <text:s text:c="106"/></text:p>
      <text:p text:style-name="P1">~salvati/work/CMSSW_3_5_8/src/HiggsAnalysis/HiggsToWW2e/plugins/HWWTreeDumper.cc <text:s text:c="57"/></text:p>
      <text:p text:style-name="P1">~salvati/work/CMSSW_3_5_8/src/HiggsAnalysis/HiggsToWW2e/plugins/HWWTreeDumper.h <text:s text:c="58"/></text:p>
      <text:p text:style-name="P1"><text:s text:c="138"/></text:p>
      <text:p text:style-name="P1">il codice: <text:s text:c="127"/></text:p>
      <text:p text:style-name="P1">~salvati/work/CMSSW_3_5_8/src/HiggsAnalysis/HiggsToWW2e/src/CmsPFTauFiller.cc <text:s text:c="60"/></text:p>
      <text:p text:style-name="P1">~salvati/work/CMSSW_3_5_8/src/HiggsAnalysis/HiggsToWW2e/interface/CmsPFTauFiller.h <text:s text:c="55"/></text:p>
      <text:p text:style-name="P1"><text:s text:c="138"/></text:p>
      <text:p text:style-name="P1"><text:s text:c="4"/>Emmanuele <text:s text:c="124"/></text:p>
      <text:p text:style-name="P1"><text:s text:c="17"/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iao, <text:s text:c="132"/></text:p>
      <text:p text:style-name="P1"><text:s text:c="138"/></text:p>
      <text:p text:style-name="P1">il codice (scritto da Maurizio, chiaramente) funziona. <text:s text:c="83"/></text:p>
      <text:p text:style-name="P1"><text:s text:c="138"/></text:p>
      <text:p text:style-name="P1">In ~salvati/public/SUSY/TauTau_MC.root <text:s text:c="99"/></text:p>
      <text:p text:style-name="P1"><text:s text:c="138"/></text:p>
      <text:p text:style-name="P1">trovate il root file che ho appena fatto. <text:s text:c="96"/></text:p>
      <text:p text:style-name="P1">C'e' pT, eta, phi e cinque Tau discriminators. <text:s text:c="91"/></text:p>
      <text:p text:style-name="P1"><text:s text:c="138"/></text:p>
      <text:p text:style-name="P1">Dobbiamo capire che cosa metterci. Oggi pomeriggio <text:s text:c="87"/></text:p>
      <text:p text:style-name="P1">ho da fare altro, ma domani ci sono tutto il giorno. <text:s text:c="85"/></text:p>
      <text:p text:style-name="P1">Venerdi non ci sono (me ne vado a Berlino :-) <text:s text:c="92"/></text:p>
      <text:p text:style-name="P1"><text:s text:c="138"/></text:p>
      <text:p text:style-name="P1">Vi va di vedere insieme che variabili mettere domani ? <text:s text:c="83"/></text:p>
      <text:p text:style-name="P1"><text:s text:c="138"/></text:p>
      <text:p text:style-name="P1">C'e' una lunga lista di discriminators che dobbiamo <text:s text:c="86"/></text:p>
      <text:p text:style-name="P1">vedere, che potete vedere qui <text:s text:c="108"/></text:p>
      <text:p text:style-name="P1"><text:s text:c="138"/></text:p>
      <text:p text:style-name="P1">~salvati/public/SUSY/TauObjects.txt <text:s text:c="102"/></text:p>
      <text:p text:style-name="P1"><text:s text:c="138"/></text:p>
      <text:p text:style-name="P1"><text:s text:c="4"/>Emmanuele <text:s text:c="124"/></text:p>
      <text:p text:style-name="P1"><text:s text:c="2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mi sono un po' arenato su sti reco::PFTau oggetti <text:s text:c="84"/></text:p>
      <text:p text:style-name="P1">che non riesco a prendere. <text:s text:c="4"/></text:p>
      <text:p text:style-name="P4"/>
      <text:p text:style-name="P4"/>
      <text:p text:style-name="P4"/>
      <text:p text:style-name="P4">Ciao cara, <text:s text:c="127"/></text:p>
      <text:p text:style-name="P4"><text:s text:c="138"/></text:p>
      <text:p text:style-name="P4"><text:s text:c="98"/></text:p>
      <text:p text:style-name="P4">Ho scritto il modulo che dovrebbe dumpare variabili <text:s text:c="86"/></text:p>
      <text:p text:style-name="P4">dei PFTau, in teoria, ma non riesce a prendere oggetti <text:s text:c="83"/></text:p>
      <text:p text:style-name="P4">reco::PFTau e non sono riuscito ancora a capire perche'. <text:s text:c="81"/></text:p>
      <text:p text:style-name="P4"><text:s text:c="138"/></text:p>
      <text:p text:style-name="P4">cmq, il python cfg file da girare e' questo <text:s text:c="94"/></text:p>
      <text:p text:style-name="P4">(anche se non l'ho ancora toccato con le nostre modifiche): <text:s text:c="78"/></text:p>
      <text:p text:style-name="P4">/afs/cern.ch/user/s/salvati/work/CMSSW_3_5_8/src/HiggsAnalysis/HiggsToWW2e/test/python/VecBosAnalysis_MC_cfg.py <text:s text:c="26"/></text:p>
      <text:p text:style-name="P4"><text:s text:c="138"/></text:p>
      <text:p text:style-name="P4">mentre il codice che sto scrivendo e' qui (scopiazzato dal simile CmsMuonFiller.cc): <text:s text:c="53"/></text:p>
      <text:p text:style-name="P4">/afs/cern.ch/user/s/salvati/work/CMSSW_3_5_8/src/HiggsAnalysis/HiggsToWW2e/src/CmsPFTauFiller.cc <text:s text:c="41"/></text:p>
      <text:p text:style-name="P4"><text:soft-page-break/>/afs/cern.ch/user/s/salvati/work/CMSSW_3_5_8/src/HiggsAnalysis/HiggsToWW2e/interface/CmsPFTauFiller.h <text:s text:c="36"/></text:p>
      <text:p text:style-name="P4"><text:s text:c="138"/></text:p>
      <text:p text:style-name="P4">ed infine il dumpatore generico, in cui ho solo dovuto aggiungere la flag per i Tau e': <text:s text:c="50"/></text:p>
      <text:p text:style-name="P4">/afs/cern.ch/user/s/salvati/work/CMSSW_3_5_8/src/HiggsAnalysis/HiggsToWW2e/plugins/HWWTreeDumper.cc <text:s text:c="38"/></text:p>
      <text:p text:style-name="P4">/afs/cern.ch/user/s/salvati/work/CMSSW_3_5_8/src/HiggsAnalysis/HiggsToWW2e/plugins/HWWTreeDumper.h <text:s text:c="39"/></text:p>
      <text:p text:style-name="P4">/afs/cern.ch/user/s/salvati/work/CMSSW_3_5_8/src/HiggsAnalysis/HiggsToWW2e/python/treeDumper_cfi.py <text:s text:c="38"/></text:p>
      <text:p text:style-name="P4"><text:s text:c="24"/></text:p>
      <text:p text:style-name="P4"/>
      <text:p text:style-name="P4"/>
      <text:p text:style-name="P4"/>
      <text:p text:style-name="P4"/>
      <text:p text:style-name="P4"/>
      <text:p text:style-name="P1">------------------------</text:p>
      <text:p text:style-name="P4">io ho copiato il Muon in CmsTauFiller.h .cc, <text:s text:c="89"/></text:p>
      <text:p text:style-name="P4">ho commentato le cose che credo riguardino le tracce, <text:s text:c="84"/></text:p>
      <text:p text:style-name="P4">e' in <text:s text:c="132"/></text:p>
      <text:p text:style-name="P4"><text:s text:c="138"/></text:p>
      <text:p text:style-name="P4">/afs/cern.ch/user/s/salvati/work/CMSSW_3_5_8/src/HiggsAnalysis/HiggsToWW2e/interface/CmsTauFiller.h <text:s text:c="38"/></text:p>
      <text:p text:style-name="P4">/afs/cern.ch/user/s/salvati/work/CMSSW_3_5_8/src/HiggsAnalysis/HiggsToWW2e/src/CmsTauFiller.cc <text:s text:c="43"/></text:p>
      <text:p text:style-name="P4"><text:s text:c="70"/></text:p>
      <text:p text:style-name="P4">------------------------</text:p>
      <text:p text:style-name="P4">Ciao, <text:s text:c="132"/></text:p>
      <text:p text:style-name="P4">?? ? grazie. Per qualche motivo il mio?likelihoodPdfsDB_cfi.py <text:s text:c="75"/></text:p>
      <text:p text:style-name="P4">era ancora quello di default,?mea culpa... <text:s text:c="95"/></text:p>
      <text:p text:style-name="P4"><text:s text:c="138"/></text:p>
      <text:p text:style-name="P4">Non voglio seccarti, ma ora?VecBosAnalysis_MC_cfg.py <text:s text:c="85"/></text:p>
      <text:p text:style-name="P4">crasha perche' non trova il seguente oggetto : <text:s text:c="91"/></text:p>
      <text:p text:style-name="P4"><text:s text:c="138"/></text:p>
      <text:p text:style-name="P4">---- ProductNotFound BEGIN <text:s text:c="111"/></text:p>
      <text:p text:style-name="P4">getByLabel: Found zero products matching all criteria <text:s text:c="84"/></text:p>
      <text:p text:style-name="P4">Looking for type: edm::ValueMap&lt;float&gt; <text:s text:c="99"/></text:p>
      <text:p text:style-name="P4">Looking for module label: softElectronCands <text:s text:c="94"/></text:p>
      <text:p text:style-name="P4">Looking for productInstanceName:? <text:s text:c="104"/></text:p>
      <text:p text:style-name="P4"><text:s text:c="138"/></text:p>
      <text:p text:style-name="P4">cms::Exception going through module SoftLepton/newSoftElectronTagInfos run: 1 lumi: 20 event: 3589 <text:s text:c="39"/></text:p>
      <text:p text:style-name="P4">... <text:s text:c="134"/></text:p>
      <text:p text:style-name="P4"><text:s text:c="138"/></text:p>
      <text:p text:style-name="P4">che cos'e' ? <text:s text:c="125"/></text:p>
      <text:p text:style-name="P4"><text:s text:c="138"/></text:p>
      <text:p text:style-name="P4">grazie, <text:s text:c="130"/></text:p>
      <text:p text:style-name="P4">?? ?Emmanuele <text:s text:c="124"/></text:p>
      <text:p text:style-name="P4"><text:s text:c="138"/></text:p>
      <text:p text:style-name="P4"><text:s text:c="138"/></text:p>
      <text:p text:style-name="P4">On Jul 6, 2010, at 12:41 PM, Emanuele Di Marco wrote: <text:s text:c="84"/></text:p>
      <text:p text:style-name="P4"><text:s text:c="138"/></text:p>
      <text:p text:style-name="P4"><text:s text:c="6"/>si' si puo'. <text:s text:c="119"/></text:p>
      <text:p text:style-name="P4"><text:s text:c="6"/>Siccome hai copiato il file.db in:</text:p>
      <text:p text:style-name="P4"><text:s text:c="6"/>cp /afs/cern.ch/user/e/emanuele/public/4Likelihood/PDFsSQLite/CMSSW_3_2_X/electronIdLikelihoodTkIsolated.db <text:s text:c="24"/></text:p>
      <text:p text:style-name="P4">HiggsAnalysis/HiggsToWW2e/test/python <text:s text:c="100"/></text:p>
      <text:p text:style-name="P4"><text:s text:c="6"/>devi lanciare cmsRun VecBosAnalysis_data_cfg.py da test/python <text:s text:c="69"/></text:p>
      <text:p text:style-name="P4"><text:s text:c="6"/>oppure copiarti il file.db nella dir dove lanci cmsRun <text:s text:c="77"/></text:p>
      <text:p text:style-name="P4"><text:s text:c="138"/></text:p>
      <text:p text:style-name="P4"><text:s text:c="138"/></text:p>
      <text:p text:style-name="P4"><text:s text:c="138"/></text:p>
      <text:p text:style-name="P4"><text:soft-page-break/><text:s text:c="6"/>On Jul 6, 2010, at 12:37 PM, Maurizio Pierini wrote: <text:s text:c="79"/></text:p>
      <text:p text:style-name="P4"><text:s text:c="138"/></text:p>
      <text:p text:style-name="P4"><text:s text:c="12"/>e quindi? <text:s text:c="116"/></text:p>
      <text:p text:style-name="P4"><text:s text:c="138"/></text:p>
      <text:p text:style-name="P4"><text:s text:c="12"/>non si puo' girare in interattivo? o basta che si copi il database da RecoEGamma alla directory? <text:s text:c="29"/></text:p>
      <text:p text:style-name="P4"><text:s text:c="138"/></text:p>
      <text:p text:style-name="P4"><text:s text:c="138"/></text:p>
      <text:p text:style-name="P4"><text:s text:c="138"/></text:p>
      <text:p text:style-name="P4"><text:s text:c="12"/>On Jul 6, 2010, at 12:14 PM, Emanuele Di Marco wrote: <text:s text:c="72"/></text:p>
      <text:p text:style-name="P4"><text:s text:c="138"/></text:p>
      <text:p text:style-name="P4"><text:s text:c="138"/></text:p>
      <text:p text:style-name="P4"><text:s text:c="18"/>se lo aspetta in ./ (perche' in crab e' cosi'). <text:s text:c="72"/></text:p>
      <text:p text:style-name="P4"><text:s text:c="138"/></text:p>
      <text:p text:style-name="P4"><text:s text:c="138"/></text:p>
      <text:p text:style-name="P4"><text:s text:c="138"/></text:p>
      <text:p text:style-name="P4"><text:s text:c="18"/>On Jul 6, 2010, at 11:19 AM, Emmanuele Salvati wrote: <text:s text:c="66"/></text:p>
      <text:p text:style-name="P4"><text:s text:c="138"/></text:p>
      <text:p text:style-name="P4"><text:s text:c="138"/></text:p>
      <text:p text:style-name="P4"><text:s text:c="24"/>Ciao bello <text:s text:c="103"/></text:p>
      <text:p text:style-name="P4"><text:s text:c="138"/></text:p>
      <text:p text:style-name="P4"><text:s text:c="138"/></text:p>
      <text:p text:style-name="P4"><text:s text:c="24"/>seguendo la ricetta alla lettera <text:s text:c="81"/></text:p>
      <text:p text:style-name="P4"><text:s text:c="138"/></text:p>
      <text:p text:style-name="P4"><text:s text:c="138"/></text:p>
      <text:p text:style-name="P4"><text:s text:c="24"/>%MSG-s CMSException: ?06-Jul-2010 11:18:08 CEST pre-events <text:s text:c="55"/></text:p>
      <text:p text:style-name="P4"><text:s text:c="138"/></text:p>
      <text:p text:style-name="P4"><text:s text:c="24"/>cms::Exception caught in cmsRun <text:s text:c="82"/></text:p>
      <text:p text:style-name="P4"><text:s text:c="138"/></text:p>
      <text:p text:style-name="P4"><text:s text:c="24"/>---- Configuration BEGIN</text:p>
      <text:p text:style-name="P4"><text:s text:c="114"/></text:p>
      <text:p text:style-name="P4"><text:s text:c="24"/>Error occurred while creating PoolDBESSource <text:s text:c="69"/></text:p>
      <text:p text:style-name="P4"><text:s text:c="138"/></text:p>
      <text:p text:style-name="P4"><text:s text:c="24"/>---- FileInPathError BEGIN <text:s text:c="87"/></text:p>
      <text:p text:style-name="P4"><text:s text:c="138"/></text:p>
      <text:p text:style-name="P4"><text:s text:c="24"/>Unable to find file CondCore/SQLiteData/data/electronIdLikelihoodTkIsolated.db anywhere in the search path. <text:s text:c="6"/></text:p>
      <text:p text:style-name="P4"><text:s text:c="138"/></text:p>
      <text:p text:style-name="P4"><text:s text:c="24"/>The search path is defined by: CMSSW_SEARCH_PATH <text:s text:c="65"/></text:p>
      <text:p text:style-name="P4"><text:s text:c="138"/></text:p>
      <text:p text:style-name="P4"><text:s text:c="24"/>${CMSSW_SEARCH_PATH} is: <text:s text:c="89"/></text:p>
      <text:p text:style-name="P4">/afs/cern.ch/user/s/salvati/work/CMSSW_3_6_1_patch2/src:/afs/cern.ch/user/s/salvati/work/CMSSW_3_6_1_patch2/share:/afs/cern.ch/cms/sw/slc5</text:p>
      <text:p text:style-name="P4">_ia32_gcc434/cms/cmssw-patch/CMSSW_3_6_1_patch2/src:/afs/cern.ch/cms/sw/slc5_ia32_gcc434/cms/cmssw-patch/CMSSW_3_6_1_patch2/share:/afs/cer</text:p>
      <text:p text:style-name="P4">n.ch/cms/sw/slc5_ia32_gcc434/cms/cmssw/CMSSW_3_6_1/src:/afs/cern.ch/cms/sw/slc5_ia32_gcc434/cms/cmssw/CMSSW_3_6_1/share:/afs/cern.ch/cms/s</text:p>
      <text:p text:style-name="P4">w/slc5_ia32_gcc434/cms/data-FastSimulation-PileUpProducer/22-cms2:/afs/cern.ch/cms/sw/slc5_ia32_gcc434/cms/data-Fireworks-Geometry/2-cms:/</text:p>
      <text:p text:style-name="P4">afs/cern.ch/cms/sw/slc5_ia32_gcc434/cms/data-L1Trigger-RPCTrigger/2-cms2:/afs/cern.ch/cms/sw/slc5_ia32_gcc434/cms/data-MagneticField-Inter</text:p>
      <text:p text:style-name="P4">polation/26-cms:/afs/cern.ch/cms/sw/slc5_ia32_gcc434/cms/data-SimG4CMS-Calo/20:/afs/cern.ch/cms/sw/slc5_ia32_gcc434/cms/data-FastSimulatio</text:p>
      <text:p text:style-name="P4">n-MaterialEffects/20:/afs/cern.ch/cms/sw/slc5_ia32_gcc434/cms/data-RecoMuon-MuonIdentification/20:/afs/cern.ch/cms/sw/slc5_ia32_gcc434/cms</text:p>
      <text:p text:style-name="P4">/data-RecoParticleFlow-PFBlockProducer/19:/afs/cern.ch/cms/sw/slc5_ia32_gcc434/cms/data-RecoParticleFlow-PFProducer/1:/afs/cern.ch/cms/sw/</text:p>
      <text:p text:style-name="P4">slc5_ia32_gcc434/cms/data-RecoParticleFlow-PFTracking/22:/afs/cern.ch/cms/sw/slc5_ia32_gcc434/cms/data-RecoTracker-RingESSource/19:/afs/ce</text:p>
      <text:p text:style-name="P4">rn.ch/cms/sw/slc5_ia32_gcc434/cms/data-RecoTracker-RoadMapESSource/19:/afs/cern.ch/cms/sw/slc5_ia32_gcc434/cms/data-Validation-Geometry/19</text:p>
      <text:p text:style-name="P4"><text:s text:c="138"/></text:p>
      <text:p text:style-name="P4"><text:s text:c="24"/>Current directory is: <text:s text:c="92"/></text:p>
      <text:p text:style-name="P4">/afs/cern.ch/user/s/salvati/work/CMSSW_3_6_1_patch2/src/HiggsAnalysis/HiggsToWW2e/test/python <text:s text:c="44"/></text:p>
      <text:p text:style-name="P4"><text:s text:c="138"/></text:p>
      <text:p text:style-name="P4"><text:soft-page-break/><text:s text:c="24"/>---- FileInPathError END <text:s text:c="89"/></text:p>
      <text:p text:style-name="P4"><text:s text:c="138"/></text:p>
      <text:p text:style-name="P4"><text:s text:c="24"/>---- Configuration END <text:s text:c="91"/></text:p>
      <text:p text:style-name="P4"><text:s text:c="138"/></text:p>
      <text:p text:style-name="P4"><text:s text:c="138"/></text:p>
      <text:p text:style-name="P4"><text:s text:c="138"/></text:p>
      <text:p text:style-name="P4"><text:s text:c="24"/>%MSG</text:p>
      <text:p text:style-name="P4"><text:s text:c="114"/></text:p>
      <text:p text:style-name="P4"><text:s text:c="138"/></text:p>
      <text:p text:style-name="P4"><text:s text:c="138"/></text:p>
      <text:p text:style-name="P4"><text:s text:c="24"/>se facevi il medico, eravamo tutti morti <text:s text:c="62"/></text:p>
      <text:p text:style-name="P4"><text:s text:c="24"/>Maurizio dall'accound di Sarva' <text:s/><text:line-break/></text:p>
      <text:p text:style-name="P4">-------------------</text:p>
      <text:p text:style-name="P4">Ciao</text:p>
      <text:p text:style-name="P1">in ~mpierini/public/reco.log c'e' l'elenco delle collezioni dei tau qui <text:s/>https://twiki.cern.ch/twiki/bin/viewauth/CMS/EFlow <text:s text:c="87"/>c'e' tutta l'info sul PF e in particolare sui tau (ci sono i link alle note) questa in particolare</text:p>
      <text:p text:style-name="P1">http://cms.cern.ch/iCMS/analysisadmin/viewanalysis?id=61&amp;field=id&amp;value=61&amp;name=Tau%20Reconstruction%20using%20the%20Particle%20Flow%20Technique <text:s text:c="6"/><text:line-break/>maurizio</text:p>
      <text:p text:style-name="P1"/>
      <text:p text:style-name="P1">Le istruzioni per mettere su il codice di vecbos sono qua <text:s text:c="80"/></text:p>
      <text:p text:style-name="P4"><text:s text:c="138"/></text:p>
      <text:p text:style-name="P4">http://cmssw.cvs.cern.ch/cgi-bin/cmssw.cgi/UserCode/HiggsAnalysis/HiggsToWW2e/doc/README?revision=1.51&amp;view=markup <text:s text:c="23"/></text:p>
      <text:p text:style-name="P4"><text:s text:c="138"/></text:p>
      <text:p text:style-name="P4"><text:s text:c="138"/></text:p>
      <text:p text:style-name="P4">devi seguire le istruzioni per?CMSSW_3_6_1_patch2 <text:s text:c="88"/></text:p>
      <text:p text:style-name="P4"><text:s text:c="138"/></text:p>
      <text:p text:style-name="P4">cosi' hai il codice su. Poi iniziamo a fare le modifiche che ci servono <text:s text:c="66"/></text:p>
      <text:p text:style-name="P4">- scrivere le particelle PF che mancano (per ora emanuele scrive MET, muoni, jet, elettroni e SC [ == elettroni + fotoni]) <text:s text:c="15"/></text:p>
      <text:p text:style-name="P4">??cioe' tau e fotoni <text:s text:c="117"/></text:p>
      <text:p text:style-name="P4">- levare quello che non ci serve (tutto quello che NON e' PF e i SC) <text:s text:c="69"/></text:p>
      <text:p text:style-name="P4">e a quel punto possiamo iniziare a giocare con l'analisi. Scriveremo delle classi nuove <text:s text:c="50"/></text:p>
      <text:p text:style-name="P4">e un dumpatore?separato, per cui non interferiremo con il codice che c'e' gia' <text:s/></text:p>
      <text:p text:style-name="P4"/>
      <text:p text:style-name="P4">------------------------</text:p>
      <text:p text:style-name="P4"/>
      <text:p text:style-name="P4">Ciao, <text:s text:c="132"/></text:p>
      <text:p text:style-name="P4"><text:s text:c="138"/></text:p>
      <text:p text:style-name="P4"><text:s text:c="4"/>Ho cambiato il taglio sul PT minimo dei Tau e ho fatto <text:s text:c="79"/></text:p>
      <text:p text:style-name="P4">il plot mTauTau per ogni taglio. <text:s text:c="105"/></text:p>
      <text:p text:style-name="P4">Ho variato PT min da 15 GeV a 65 GeV in passi di 10 GeV. <text:s text:c="81"/></text:p>
      <text:p text:style-name="P4"><text:s text:c="138"/></text:p>
      <text:p text:style-name="P4">Nelle rootple LM1 abbiamo un totale di 205853 eventi, questi sono i plot <text:s text:c="65"/></text:p>
      <text:p text:style-name="P4">per i vari tagli: <text:s text:c="120"/></text:p>
      <text:p text:style-name="P4"><text:s text:c="138"/></text:p>
      <text:p text:style-name="P4">http://home.fnal.gov/~salvati/SUSYTAU/InvMass/InvMass_15GeV.eps <text:s text:c="74"/></text:p>
      <text:p text:style-name="P4">http://home.fnal.gov/~salvati/SUSYTAU/InvMass/InvMass_25GeV.eps <text:s text:c="74"/></text:p>
      <text:p text:style-name="P4">http://home.fnal.gov/~salvati/SUSYTAU/InvMass/InvMass_35GeV.eps <text:s text:c="74"/></text:p>
      <text:p text:style-name="P4">http://home.fnal.gov/~salvati/SUSYTAU/InvMass/InvMass_45GeV.eps <text:s text:c="74"/></text:p>
      <text:p text:style-name="P4">http://home.fnal.gov/~salvati/SUSYTAU/InvMass/InvMass_55GeV.eps <text:s text:c="74"/></text:p>
      <text:p text:style-name="P4">http://home.fnal.gov/~salvati/SUSYTAU/InvMass/InvMass_65GeV.eps <text:s text:c="74"/></text:p>
      <text:p text:style-name="P4"><text:s text:c="138"/></text:p>
      <text:p text:style-name="P4">a 15 GeV il plot ha 72869 entries <text:s text:c="104"/></text:p>
      <text:p text:style-name="P4">a 65 GeV il plot ha 2919 entries</text:p>
      <text:p text:style-name="P4">------------------------</text:p>
      <text:p text:style-name="P4">Re: esercizietto facile facile </text:p>
      <text:p text:style-name="P4"/>
      <text:p text:style-name="P4">&gt; In <text:s text:c="83"/>/castor/cern.ch/user/e/emanuele/CMST3/Vecbos2010/MC/7TeV/SUSY/ <text:s/></text:p>
      <text:p text:style-name="P4">&gt; ci sono le ntuple per i sample di SUSY. Non ci sono ancora i tau ricostruiti. Domani <text:s text:c="29"/></text:p>
      <text:p text:style-name="P4">&gt; inizio a metterceli. Ma c'e' il blocco MC truth. <text:s text:c="65"/></text:p>
      <text:p text:style-name="P4"><text:soft-page-break/>&gt; <text:s text:c="114"/></text:p>
      <text:p text:style-name="P4">&gt; L'esercizio consiste nello scrivere un filtro che fa loop sull'info MC truth e <text:s text:c="35"/></text:p>
      <text:p text:style-name="P4">&gt; seleziona gli eventi che hanno due tau prodotti nella cascata di decadimento <text:s text:c="37"/></text:p>
      <text:p text:style-name="P4">&gt; della stessa particella SUSY. Gli eventi vanno divisi in <text:s text:c="57"/></text:p>
      <text:p text:style-name="P4">&gt; <text:s text:c="114"/></text:p>
      <text:p text:style-name="P4">&gt; - 2 tau adronici <text:s text:c="97"/></text:p>
      <text:p text:style-name="P4">&gt; - 1 tau-&gt;mu X <text:s/>+ 1 tau adronico <text:s text:c="82"/></text:p>
      <text:p text:style-name="P4">&gt; - 1 tau-&gt;e X + 1 tau adronico <text:s text:c="84"/></text:p>
      <text:p text:style-name="P4">&gt; <text:s text:c="114"/></text:p>
      <text:p text:style-name="P4">&gt; Per fare questo <text:s text:c="98"/></text:p>
      <text:p text:style-name="P4">&gt; <text:s text:c="114"/></text:p>
      <text:p text:style-name="P4">&gt; 1) copiatevi un file qualsiasi in locale <text:s text:c="73"/></text:p>
      <text:p text:style-name="P4">&gt; rfcp /castor/cern.ch/user/e/emanuele/CMST3/Vecbos2010/MC/7TeV/SUSY/LM1/default_MC_16.root . <text:s text:c="22"/></text:p>
      <text:p text:style-name="P4">&gt; <text:s text:c="114"/></text:p>
      <text:p text:style-name="P4">&gt; 2) aprite il file con ROOT e create la corrsipondente classe <text:s text:c="53"/></text:p>
      <text:p text:style-name="P4">&gt; <text:s text:c="114"/></text:p>
      <text:p text:style-name="P4">&gt; root -l default_MC_16.root <text:s text:c="87"/></text:p>
      <text:p text:style-name="P4">&gt; ntp1-&gt;MakeClass("SUSYTauTauAnalysis") <text:s text:c="76"/></text:p>
      <text:p text:style-name="P4">&gt; <text:s text:c="114"/></text:p>
      <text:p text:style-name="P4">&gt; 3) ediate SUSYTauTauAnalysis.C in modo che Loop() faccia quanto detto <text:s text:c="44"/></text:p>
      <text:p text:style-name="P4">&gt; <text:s text:c="114"/></text:p>
      <text:p text:style-name="P4">&gt; Il blocco della MC truth sta all'inizio di SUSYTauTauAnalysis.h <text:s text:c="50"/></text:p>
      <text:p text:style-name="P4">&gt; Avete ID e MotherID, come ai bei vecchi tempi <text:s text:c="68"/></text:p>
      <text:p text:style-name="P4">&gt; <text:s text:c="114"/></text:p>
      <text:p text:style-name="P4">&gt; <text:s text:c="2"/>Int_t <text:s text:c="10"/>nMc;</text:p>
      <text:p text:style-name="P4">&gt; <text:s text:c="2"/>Float_t <text:s text:c="8"/>pMc[1001]; <text:s text:c="2"/>//[nMc] <text:s text:c="75"/></text:p>
      <text:p text:style-name="P4">&gt; <text:s text:c="2"/>Float_t <text:s text:c="8"/>massMc[1001]; <text:s text:c="2"/>//[nMc] <text:s text:c="72"/></text:p>
      <text:p text:style-name="P4">&gt; <text:s text:c="2"/>Float_t <text:s text:c="8"/>thetaMc[1001]; <text:s text:c="2"/>//[nMc] <text:s text:c="71"/></text:p>
      <text:p text:style-name="P4">&gt; <text:s text:c="2"/>Float_t <text:s text:c="8"/>etaMc[1001]; <text:s text:c="2"/>//[nMc] <text:s text:c="73"/></text:p>
      <text:p text:style-name="P4">&gt; <text:s text:c="2"/>Float_t <text:s text:c="8"/>phiMc[1001]; <text:s text:c="2"/>//[nMc] <text:s text:c="73"/></text:p>
      <text:p text:style-name="P4">&gt; <text:s text:c="2"/>Float_t <text:s text:c="8"/>energyMc[1001]; <text:s text:c="2"/>//[nMc] <text:s text:c="70"/></text:p>
      <text:p text:style-name="P4">&gt; <text:s text:c="2"/>Int_t <text:s text:c="10"/>idMc[1001]; <text:s text:c="2"/>//[nMc] <text:s text:c="74"/></text:p>
      <text:p text:style-name="P4">&gt; <text:s text:c="2"/>Int_t <text:s text:c="10"/>mothMc[1001]; <text:s text:c="2"/>//[nMc] <text:s text:c="72"/></text:p>
      <text:p text:style-name="P4">&gt; <text:s text:c="2"/>Int_t <text:s text:c="10"/>nDauMc[1001]; <text:s text:c="2"/>//[nMc] <text:s text:c="72"/></text:p>
      <text:p text:style-name="P4">&gt; <text:s text:c="2"/>Int_t <text:s text:c="10"/>statusMc[1001]; <text:s text:c="2"/>//[nMc] <text:s text:c="70"/></text:p>
      <text:p text:style-name="P4">&gt; <text:s text:c="2"/>Float_t <text:s text:c="8"/>xMc[1001]; <text:s text:c="2"/>//[nMc] <text:s text:c="75"/></text:p>
      <text:p text:style-name="P4">&gt; <text:s text:c="2"/>Float_t <text:s text:c="8"/>yMc[1001]; <text:s text:c="2"/>//[nMc] <text:s text:c="75"/></text:p>
      <text:p text:style-name="P4">&gt; <text:s text:c="2"/>Float_t <text:s text:c="8"/>zMc[1001]; <text:s text:c="2"/>//[nMc] <text:s text:c="75"/></text:p>
      <text:p text:style-name="P4">&gt; <text:s text:c="114"/></text:p>
      <text:p text:style-name="P4">&gt; Vi servira' avere le lundID delle particelle di SUSY <text:s text:c="61"/></text:p>
      <text:p text:style-name="P4">&gt; <text:s text:c="114"/></text:p>
      <text:p text:style-name="P4">&gt; http://pdg.lbl.gov/2009/reviews/rpp2009-rev-monte-carlo-numbering.pdf <text:s text:c="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9T11:03:48</meta:creation-date>
    <dc:date>2010-08-27T18:30:26</dc:date>
    <meta:editing-duration>PT25H31M04S</meta:editing-duration>
    <meta:editing-cycles>6</meta:editing-cycles>
    <meta:generator>NeoOffice/3.1.1$Unix OpenOffice.org_project/Patch 2</meta:generator>
    <meta:document-statistic meta:table-count="0" meta:image-count="0" meta:object-count="0" meta:page-count="7" meta:paragraph-count="313" meta:word-count="1163" meta:character-count="39026"/>
  </office:meta>
</office:document-meta>
</file>